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284F00002761F8AF7BF6.svg"/>
  <manifest:file-entry manifest:media-type="image/svg+xml" manifest:full-path="Pictures/2000000100003C2700003CC63D5B39D8.svg"/>
  <manifest:file-entry manifest:media-type="image/svg+xml" manifest:full-path="Pictures/200000010000242C000029DC4083817B.svg"/>
  <manifest:file-entry manifest:media-type="image/svg+xml" manifest:full-path="Pictures/20000001000050ED000047360C5BC587.svg"/>
  <manifest:file-entry manifest:media-type="image/svg+xml" manifest:full-path="Pictures/20000001000004F6000009829C48BC6E.svg"/>
  <manifest:file-entry manifest:media-type="image/svg+xml" manifest:full-path="Pictures/200000010000159A00001BB33B9FB028.svg"/>
  <manifest:file-entry manifest:media-type="image/svg+xml" manifest:full-path="Pictures/20000001000015E900000C321FDD86C3.svg"/>
  <manifest:file-entry manifest:media-type="image/svg+xml" manifest:full-path="Pictures/2000000100000A210000075743A71A30.svg"/>
  <manifest:file-entry manifest:media-type="image/svg+xml" manifest:full-path="Pictures/2000000100001B14000022EFECE8E9CB.svg"/>
  <manifest:file-entry manifest:media-type="image/svg+xml" manifest:full-path="Pictures/20000001000048A80000212DA768D10C.svg"/>
  <manifest:file-entry manifest:media-type="image/svg+xml" manifest:full-path="Pictures/2000000100001D4000002AFFB07D0EC4.svg"/>
  <manifest:file-entry manifest:media-type="image/svg+xml" manifest:full-path="Pictures/2000000100001C52000025EE113A372E.svg"/>
  <manifest:file-entry manifest:media-type="image/svg+xml" manifest:full-path="Pictures/2000000100002F56000017ABBD41BF72.svg"/>
  <manifest:file-entry manifest:media-type="image/svg+xml" manifest:full-path="Pictures/2000000100002A7A000024CB7B68DAB5.svg"/>
  <manifest:file-entry manifest:media-type="image/svg+xml" manifest:full-path="Pictures/2000000100003167000018B404E7E271.svg"/>
  <manifest:file-entry manifest:media-type="image/svg+xml" manifest:full-path="Pictures/2000000100001F02000035BE260A6116.svg"/>
  <manifest:file-entry manifest:media-type="image/svg+xml" manifest:full-path="Pictures/2000000100002D2A0000335EDE55EA9D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55cm"/>
    </style:style>
    <style:style style:name="gr2" style:family="graphic" style:parent-style-name="standard">
      <style:graphic-properties draw:textarea-horizontal-align="justify" draw:textarea-vertical-align="middle" draw:auto-grow-height="false" draw:shadow="visible" draw:shadow-offset-x="-0.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645cm"/>
    </style:style>
    <style:style style:name="gr5" style:family="graphic" style:parent-style-name="standard">
      <style:graphic-properties draw:stroke="none" svg:stroke-color="#000000" draw:fill="solid" draw:fill-color="#ffffff" fo:min-height="0.371cm"/>
    </style:style>
    <style:style style:name="gr6" style:family="graphic" style:parent-style-name="standard">
      <style:graphic-properties draw:stroke="none" svg:stroke-color="#000000" draw:fill="none" draw:fill-color="#ffffff" fo:min-height="0.371cm"/>
    </style:style>
    <style:style style:name="P1" style:family="paragraph">
      <style:text-properties fo:letter-spacing="-0.282cm" fo:font-weight="bold" style:font-weight-asian="bold" style:font-weight-complex="bold" style:text-scale="10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letter-spacing="0.212cm"/>
    </style:style>
    <style:style style:name="P4" style:family="paragraph">
      <style:text-properties fo:letter-spacing="0.212cm"/>
    </style:style>
    <style:style style:name="P5" style:family="paragraph">
      <style:paragraph-properties fo:text-align="center"/>
      <style:text-properties fo:color="#ffffff" fo:letter-spacing="0.212cm" fo:font-weight="bold" style:font-weight-asian="bold" style:font-weight-complex="bold"/>
    </style:style>
    <style:style style:name="P6" style:family="paragraph">
      <style:text-properties fo:font-size="18pt" fo:letter-spacing="-0.282cm" fo:font-weight="bold" style:font-weight-asian="bold" style:font-weight-complex="bold" style:text-scale="100%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8pt" fo:letter-spacing="0.212cm"/>
    </style:style>
    <style:style style:name="T1" style:family="text">
      <style:text-properties fo:font-size="66pt" fo:letter-spacing="-0.282cm" fo:font-weight="bold" style:font-size-asian="66pt" style:font-weight-asian="bold" style:font-size-complex="66pt" style:font-weight-complex="bold" style:text-scale="100%"/>
    </style:style>
    <style:style style:name="T2" style:family="text">
      <style:text-properties fo:font-size="54pt" fo:letter-spacing="0.212cm" style:font-size-asian="54pt" style:font-size-complex="54pt"/>
    </style:style>
    <style:style style:name="T3" style:family="text">
      <style:text-properties fo:color="#ffffff" fo:font-size="32pt" fo:letter-spacing="0.212cm" fo:font-weight="bold" style:font-size-asian="32pt" style:font-weight-asian="bold" style:font-size-complex="32pt" style:font-weight-complex="bold"/>
    </style:style>
    <style:style style:name="T4" style:family="text">
      <style:text-properties fo:font-size="32pt" fo:letter-spacing="0.212cm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/>
      <draw:page draw:name="page2" draw:style-name="dp1" draw:master-page-name="Standard"/>
      <draw:page draw:name="page3" draw:style-name="dp1" draw:master-page-name="Standard">
        <draw:frame draw:style-name="gr1" draw:text-style-name="P1" draw:layer="layout" svg:width="22.872cm" svg:height="3.705cm" svg:x="-0.25cm" svg:y="12.873cm">
          <draw:text-box>
            <text:p text:style-name="P1"><text:span text:style-name="T1">~~~~~~~~~~~~~~~~~~~</text:span></text:p>
          </draw:text-box>
        </draw:frame>
        <draw:custom-shape draw:style-name="gr2" draw:text-style-name="P2" draw:layer="layout" svg:width="5.292cm" svg:height="1.764cm" svg:x="13.405cm" svg:y="10.584cm">
          <text:p text:style-name="P2">L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1.764cm" svg:x="14.064cm" svg:y="1.881cm">
          <text:p text:style-name="P2">grises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1.764cm" svg:x="1.717cm" svg:y="5.13cm">
          <text:p text:style-name="P2">souri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1.764cm" svg:x="3.409cm" svg:y="9.171cm">
          <text:p text:style-name="P2">son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136cm" svg:height="8.22cm" svg:x="7.009cm" svg:y="1.364cm">
          <draw:image xlink:href="Pictures/2000000100003C2700003CC63D5B39D8.svg" xlink:type="simple" xlink:show="embed" xlink:actuate="onLoad">
            <text:p/>
          </draw:image>
        </draw:frame>
        <draw:frame draw:style-name="gr4" draw:text-style-name="P4" draw:layer="layout" svg:width="19.689cm" svg:height="3.895cm" svg:x="0.635cm" svg:y="25.281cm">
          <draw:text-box>
            <text:p text:style-name="P3"><text:span text:style-name="T2">Lechatestmarron.</text:span></text:p>
          </draw:text-box>
        </draw:frame>
        <draw:frame draw:style-name="gr3" draw:text-style-name="P2" draw:layer="layout" svg:width="8.924cm" svg:height="10.151cm" svg:x="3.422cm" svg:y="15.123cm">
          <draw:image xlink:href="Pictures/2000000100002D2A0000335EDE55EA9D.sv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22.872cm" svg:height="3.705cm" svg:x="-0.25cm" svg:y="12.873cm">
          <draw:text-box>
            <text:p text:style-name="P1"><text:span text:style-name="T1">~~~~~~~~~~~~~~~~~~~</text:span></text:p>
          </draw:text-box>
        </draw:frame>
        <draw:custom-shape draw:style-name="gr2" draw:text-style-name="P2" draw:layer="layout" svg:width="5.292cm" svg:height="1.764cm" svg:x="13.652cm" svg:y="9.42cm">
          <text:p text:style-name="P2">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1.764cm" svg:x="13.676cm" svg:y="1.881cm">
          <text:p text:style-name="P2">mang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1.764cm" svg:x="1.365cm" svg:y="1.461cm">
          <text:p text:style-name="P2">u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1.764cm" svg:x="6.477cm" svg:y="11.109cm">
          <text:p text:style-name="P2">lapin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9.689cm" svg:height="3.895cm" svg:x="0.635cm" svg:y="25.281cm">
          <draw:text-box>
            <text:p text:style-name="P3"><text:span text:style-name="T2">Lamotoroulevite.</text:span></text:p>
          </draw:text-box>
        </draw:frame>
        <draw:custom-shape draw:style-name="gr2" draw:text-style-name="P2" draw:layer="layout" svg:width="5.292cm" svg:height="1.764cm" svg:x="13.615cm" svg:y="6.008cm">
          <text:p text:style-name="P2">salade.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0.318cm" svg:height="8.937cm" svg:x="2.065cm" svg:y="1.129cm">
          <draw:image xlink:href="Pictures/2000000100002A7A000024CB7B68DAB5.svg" xlink:type="simple" xlink:show="embed" xlink:actuate="onLoad">
            <text:p/>
          </draw:image>
        </draw:frame>
        <draw:frame draw:style-name="gr3" draw:text-style-name="P2" draw:layer="layout" svg:width="13.673cm" svg:height="6.244cm" svg:x="5.52cm" svg:y="17.075cm">
          <draw:image xlink:href="Pictures/20000001000048A80000212DA768D10C.svg" xlink:type="simple" xlink:show="embed" xlink:actuate="onLoad">
            <text:p/>
          </draw:image>
        </draw:frame>
      </draw:page>
      <draw:page draw:name="page5" draw:style-name="dp1" draw:master-page-name="Standard">
        <draw:frame draw:style-name="gr3" draw:text-style-name="P2" draw:layer="layout" svg:width="7.338cm" svg:height="14.07cm" svg:x="9.243cm" svg:y="14.873cm">
          <draw:image xlink:href="Pictures/20000001000004F6000009829C48BC6E.svg" xlink:type="simple" xlink:show="embed" xlink:actuate="onLoad">
            <text:p/>
          </draw:image>
        </draw:frame>
        <draw:frame draw:style-name="gr1" draw:text-style-name="P1" draw:layer="layout" svg:width="22.872cm" svg:height="3.705cm" svg:x="-0.25cm" svg:y="12.873cm">
          <draw:text-box>
            <text:p text:style-name="P1"><text:span text:style-name="T1">~~~~~~~~~~~~~~~~~~~</text:span></text:p>
          </draw:text-box>
        </draw:frame>
        <draw:custom-shape draw:style-name="gr2" draw:text-style-name="P2" draw:layer="layout" svg:width="5.292cm" svg:height="1.764cm" svg:x="12.735cm" svg:y="10.49cm">
          <text:p text:style-name="P2">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1.764cm" svg:x="13.676cm" svg:y="1.881cm">
          <text:p text:style-name="P2">L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1.764cm" svg:x="1.365cm" svg:y="1.461cm">
          <text:p text:style-name="P2">e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1.764cm" svg:x="3.549cm" svg:y="11.109cm">
          <text:p text:style-name="P2">voiture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9.689cm" svg:height="2.376cm" svg:x="0.635cm" svg:y="24.66cm">
          <draw:text-box>
            <text:p text:style-name="P3"><text:span text:style-name="T2">Lareineaimeleroi.</text:span></text:p>
          </draw:text-box>
        </draw:frame>
        <draw:custom-shape draw:style-name="gr2" draw:text-style-name="P2" draw:layer="layout" svg:width="5.292cm" svg:height="1.764cm" svg:x="11.181cm" svg:y="5.444cm">
          <text:p text:style-name="P2">panne.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3.69cm" svg:height="6.845cm" svg:x="0.988cm" svg:y="3.645cm">
          <draw:image xlink:href="Pictures/2000000100002F56000017ABBD41BF72.sv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22.872cm" svg:height="3.705cm" svg:x="-0.25cm" svg:y="12.873cm">
          <draw:text-box>
            <text:p text:style-name="P1"><text:span text:style-name="T1">~~~~~~~~~~~~~~~~~~~</text:span></text:p>
          </draw:text-box>
        </draw:frame>
        <draw:custom-shape draw:style-name="gr2" draw:text-style-name="P2" draw:layer="layout" svg:width="5.292cm" svg:height="1.764cm" svg:x="13.757cm" svg:y="11.109cm">
          <text:p text:style-name="P2">bleu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1.764cm" svg:x="2.282cm" svg:y="6.572cm">
          <text:p text:style-name="P2">styl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1.764cm" svg:x="1.365cm" svg:y="1.461cm">
          <text:p text:style-name="P2">u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1.764cm" svg:x="1.644cm" svg:y="11.68cm">
          <text:p text:style-name="P2">écrit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9.689cm" svg:height="2.376cm" svg:x="0.635cm" svg:y="15.7cm">
          <draw:text-box>
            <text:p text:style-name="P3"><text:span text:style-name="T2">Lafilleaunerobe.</text:span></text:p>
          </draw:text-box>
        </draw:frame>
        <draw:custom-shape draw:style-name="gr2" draw:text-style-name="P2" draw:layer="layout" svg:width="5.292cm" svg:height="1.764cm" svg:x="13.474cm" svg:y="5.197cm">
          <text:p text:style-name="P2">ave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1.764cm" svg:x="11.794cm" svg:y="1.07cm">
          <text:p text:style-name="P2">Il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0.372cm" svg:height="12.002cm" svg:x="6.456cm" svg:y="1.442cm">
          <draw:image xlink:href="Pictures/200000010000242C000029DC4083817B.svg" xlink:type="simple" xlink:show="embed" xlink:actuate="onLoad">
            <text:p/>
          </draw:image>
        </draw:frame>
        <draw:frame draw:style-name="gr3" draw:text-style-name="P2" draw:layer="layout" svg:width="6.492cm" svg:height="11.251cm" svg:x="2.187cm" svg:y="17.815cm">
          <draw:image xlink:href="Pictures/2000000100001F02000035BE260A6116.svg" xlink:type="simple" xlink:show="embed" xlink:actuate="onLoad">
            <text:p/>
          </draw:image>
        </draw:frame>
      </draw:page>
      <draw:page draw:name="page7" draw:style-name="dp1" draw:master-page-name="Standard">
        <draw:frame draw:style-name="gr1" draw:text-style-name="P1" draw:layer="layout" svg:width="22.872cm" svg:height="3.705cm" svg:x="-0.25cm" svg:y="12.873cm">
          <draw:text-box>
            <text:p text:style-name="P1"><text:span text:style-name="T1">~~~~~~~~~~~~~~~~~~~</text:span></text:p>
          </draw:text-box>
        </draw:frame>
        <draw:custom-shape draw:style-name="gr2" draw:text-style-name="P2" draw:layer="layout" svg:width="4.799cm" svg:height="1.599cm" svg:x="12.602cm" svg:y="11.327cm">
          <text:p text:style-name="P2">cour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98cm" svg:height="1.6cm" svg:x="15.144cm" svg:y="0.933cm">
          <text:p text:style-name="P2">L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99cm" svg:height="1.599cm" svg:x="1.33cm" svg:y="2.249cm">
          <text:p text:style-name="P2">dan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99cm" svg:height="1.6cm" svg:x="1.618cm" svg:y="11.844cm">
          <text:p text:style-name="P2">jou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99cm" svg:height="1.6cm" svg:x="14.529cm" svg:y="6.776cm">
          <text:p text:style-name="P2">l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99cm" svg:height="1.6cm" svg:x="0.98cm" svg:y="6.916cm">
          <text:p text:style-name="P2">fil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99cm" svg:height="1.6cm" svg:x="11.984cm" svg:y="3.366cm">
          <text:p text:style-name="P2">cour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8.874cm" svg:height="12.806cm" svg:x="1.035cm" svg:y="15.452cm">
          <draw:image xlink:href="Pictures/20000001000050ED000047360C5BC587.svg" xlink:type="simple" xlink:show="embed" xlink:actuate="onLoad">
            <text:p/>
          </draw:image>
        </draw:frame>
        <draw:frame draw:style-name="gr3" draw:text-style-name="P2" draw:layer="layout" svg:width="9.339cm" svg:height="12.048cm" svg:x="5.19cm" svg:y="0.878cm">
          <draw:image xlink:href="Pictures/2000000100001B14000022EFECE8E9CB.svg" xlink:type="simple" xlink:show="embed" xlink:actuate="onLoad">
            <text:p/>
          </draw:image>
        </draw:frame>
        <draw:frame draw:style-name="gr6" draw:text-style-name="P5" draw:layer="layout" svg:width="19.689cm" svg:height="1.508cm" svg:x="0.635cm" svg:y="18.262cm">
          <draw:text-box>
            <text:p text:style-name="P5"><text:span text:style-name="T3">Lemaîtreécritautableau.</text:span></text:p>
          </draw:text-box>
        </draw:frame>
      </draw:page>
      <draw:page draw:name="page8" draw:style-name="dp1" draw:master-page-name="Standard">
        <draw:frame draw:style-name="gr1" draw:text-style-name="P6" draw:layer="layout" svg:width="22.872cm" svg:height="3.705cm" svg:x="-0.25cm" svg:y="12.873cm">
          <draw:text-box>
            <text:p text:style-name="P6"><text:span text:style-name="T1">~~~~~~~~~~~~~~~~~~~</text:span></text:p>
          </draw:text-box>
        </draw:frame>
        <draw:custom-shape draw:style-name="gr2" draw:text-style-name="P7" draw:layer="layout" svg:width="5.292cm" svg:height="1.764cm" svg:x="13.757cm" svg:y="11.109cm">
          <text:p text:style-name="P7">amis.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2.282cm" svg:y="6.572cm">
          <text:p text:style-name="P7">avec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1.365cm" svg:y="1.461cm">
          <text:p text:style-name="P7">joue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1.644cm" svg:y="11.68cm">
          <text:p text:style-name="P7">ballon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9.689cm" svg:height="1.508cm" svg:x="0.635cm" svg:y="21.414cm">
          <draw:text-box>
            <text:p text:style-name="P8"><text:span text:style-name="T4">Lepoissonnagedanslamer.</text:span></text:p>
          </draw:text-box>
        </draw:frame>
        <draw:custom-shape draw:style-name="gr2" draw:text-style-name="P7" draw:layer="layout" svg:width="5.292cm" svg:height="1.764cm" svg:x="14.744cm" svg:y="4.844cm">
          <text:p text:style-name="P7">Je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11.3cm" svg:y="1.952cm">
          <text:p text:style-name="P7">mes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10.231cm" svg:y="7.735cm">
          <text:p text:style-name="P7">au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574cm" svg:height="12.277cm" svg:x="4.559cm" svg:y="0.776cm">
          <draw:image xlink:href="Pictures/200000010000159A00001BB33B9FB028.svg" xlink:type="simple" xlink:show="embed" xlink:actuate="onLoad">
            <text:p/>
          </draw:image>
        </draw:frame>
        <draw:frame draw:style-name="gr3" draw:text-style-name="P2" draw:layer="layout" svg:width="12.629cm" svg:height="6.315cm" svg:x="6.707cm" svg:y="14.959cm">
          <draw:image xlink:href="Pictures/2000000100003167000018B404E7E271.svg" xlink:type="simple" xlink:show="embed" xlink:actuate="onLoad">
            <text:p/>
          </draw:image>
        </draw:frame>
        <draw:frame draw:style-name="gr3" draw:text-style-name="P2" draw:layer="layout" svg:width="9.666cm" svg:height="5.379cm" svg:x="2.047cm" svg:y="23.322cm">
          <draw:image xlink:href="Pictures/20000001000015E900000C321FDD86C3.svg" xlink:type="simple" xlink:show="embed" xlink:actuate="onLoad">
            <text:p/>
          </draw:image>
        </draw:frame>
      </draw:page>
      <draw:page draw:name="page9" draw:style-name="dp1" draw:master-page-name="Standard">
        <draw:frame draw:style-name="gr1" draw:text-style-name="P6" draw:layer="layout" svg:width="22.872cm" svg:height="3.705cm" svg:x="-0.25cm" svg:y="12.873cm">
          <draw:text-box>
            <text:p text:style-name="P6"><text:span text:style-name="T1">~~~~~~~~~~~~~~~~~~~</text:span></text:p>
          </draw:text-box>
        </draw:frame>
        <draw:custom-shape draw:style-name="gr2" draw:text-style-name="P7" draw:layer="layout" svg:width="5.292cm" svg:height="1.764cm" svg:x="14.744cm" svg:y="11.603cm">
          <text:p text:style-name="P7">les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1.753cm" svg:y="5.973cm">
          <text:p text:style-name="P7">veut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1.365cm" svg:y="1.461cm">
          <text:p text:style-name="P7">manger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1.644cm" svg:y="11.68cm">
          <text:p text:style-name="P7">loup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7.16cm" svg:y="2.903cm">
          <text:p text:style-name="P7">petits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5.548cm" svg:y="8.76cm">
          <text:p text:style-name="P7">Le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8.924cm" svg:y="11.109cm">
          <text:p text:style-name="P7">lapins.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923cm" svg:height="11.951cm" svg:x="10.84cm" svg:y="0.491cm">
          <draw:image xlink:href="Pictures/2000000100001C52000025EE113A372E.svg" xlink:type="simple" xlink:show="embed" xlink:actuate="onLoad">
            <text:p/>
          </draw:image>
        </draw:frame>
        <draw:frame draw:style-name="gr3" draw:text-style-name="P2" draw:layer="layout" svg:width="9.596cm" svg:height="14.104cm" svg:x="5.293cm" svg:y="14.682cm">
          <draw:image xlink:href="Pictures/2000000100001D4000002AFFB07D0EC4.svg" xlink:type="simple" xlink:show="embed" xlink:actuate="onLoad">
            <text:p/>
          </draw:image>
        </draw:frame>
        <draw:frame draw:style-name="gr5" draw:text-style-name="P8" draw:layer="layout" svg:width="19.689cm" svg:height="1.508cm" svg:x="0.635cm" svg:y="16.087cm">
          <draw:text-box>
            <text:p text:style-name="P8"><text:span text:style-name="T4">Luciemangeunepetitepoire.</text:span></text:p>
          </draw:text-box>
        </draw:frame>
      </draw:page>
      <draw:page draw:name="page10" draw:style-name="dp1" draw:master-page-name="Standard">
        <draw:frame draw:style-name="gr1" draw:text-style-name="P6" draw:layer="layout" svg:width="22.872cm" svg:height="3.705cm" svg:x="-0.25cm" svg:y="12.873cm">
          <draw:text-box>
            <text:p text:style-name="P6"><text:span text:style-name="T1">~~~~~~~~~~~~~~~~~~~</text:span></text:p>
          </draw:text-box>
        </draw:frame>
        <draw:custom-shape draw:style-name="gr2" draw:text-style-name="P7" draw:layer="layout" svg:width="5.292cm" svg:height="1.764cm" svg:x="14.744cm" svg:y="11.603cm">
          <text:p text:style-name="P7">ciel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1.753cm" svg:y="4.879cm">
          <text:p text:style-name="P7">Le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1.365cm" svg:y="1.461cm">
          <text:p text:style-name="P7">bleu.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1.644cm" svg:y="11.68cm">
          <text:p text:style-name="P7">brille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7.865cm" svg:y="2.196cm">
          <text:p text:style-name="P7">soleil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1.315cm" svg:y="8.619cm">
          <text:p text:style-name="P7">le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292cm" svg:height="1.764cm" svg:x="8.924cm" svg:y="11.109cm">
          <text:p text:style-name="P7">dans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3.724cm" svg:height="13.408cm" svg:x="2.081cm" svg:y="15.321cm">
          <draw:image xlink:href="Pictures/200000010000284F00002761F8AF7BF6.svg" xlink:type="simple" xlink:show="embed" xlink:actuate="onLoad">
            <text:p/>
          </draw:image>
        </draw:frame>
        <draw:frame draw:style-name="gr5" draw:text-style-name="P8" draw:layer="layout" svg:width="19.689cm" svg:height="1.508cm" svg:x="0.635cm" svg:y="25.859cm">
          <draw:text-box>
            <text:p text:style-name="P8"><text:span text:style-name="T4">Lesenfantschantenttrèsfort.</text:span></text:p>
          </draw:text-box>
        </draw:frame>
        <draw:frame draw:style-name="gr3" draw:text-style-name="P2" draw:layer="layout" svg:width="14.571cm" svg:height="10.557cm" svg:x="5.465cm" svg:y="1.123cm">
          <draw:image xlink:href="Pictures/2000000100000A210000075743A71A30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91cm" fo:margin-bottom="0.524cm" fo:margin-left="0.635cm" fo:margin-right="0.67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2T11:59:56</meta:creation-date>
    <dc:date>2012-06-22T14:58:17</dc:date>
    <meta:editing-duration>PT1H57M39S</meta:editing-duration>
    <meta:editing-cycles>9</meta:editing-cycles>
    <meta:generator>LibreOffice/3.5$Linux_X86_64 LibreOffice_project/350m1$Build-2</meta:generator>
    <meta:document-statistic meta:object-count="81"/>
  </office:meta>
</office:document-meta>
</file>